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paragraph-rsid="000eb7bf"/>
    </style:style>
    <style:style style:name="P2" style:family="paragraph" style:parent-style-name="Standard">
      <style:text-properties officeooo:paragraph-rsid="0010b3b5"/>
    </style:style>
    <style:style style:name="P3" style:family="paragraph" style:parent-style-name="Standard">
      <style:text-properties officeooo:paragraph-rsid="0010c28e"/>
    </style:style>
    <style:style style:name="T1" style:family="text">
      <style:text-properties officeooo:rsid="000eb7bf"/>
    </style:style>
    <style:style style:name="T2" style:family="text">
      <style:text-properties officeooo:rsid="0010b3b5"/>
    </style:style>
    <style:style style:name="T3" style:family="text">
      <style:text-properties officeooo:rsid="0010c2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ista 6 </text:span></text:p>
      <text:p text:style-name="P1"><text:span text:style-name="T1"/></text:p>
      <text:p text:style-name="P1"><text:span text:style-name="T1">1)</text:span></text:p>
      <text:p text:style-name="P1"><text:span text:style-name="T1"><text:s/>eh_um(Marcelo,passaro).</text:span></text:p>
      <text:p text:style-name="P1"><text:span text:style-name="T1">eh_um(Silvio,peixe).</text:span></text:p>
      <text:p text:style-name="P1"><text:span text:style-name="T1">eh_um(Ana,minhoca).</text:span></text:p>
      <text:p text:style-name="P1"><text:span text:style-name="T1">eh_um(Chuck_Norris,gato).</text:span></text:p>
      <text:p text:style-name="P1"><text:span text:style-name="T1">gosta(passaro,minhoca).</text:span></text:p>
      <text:p text:style-name="P1"><text:span text:style-name="T1">gosta(gato,peixe).</text:span></text:p>
      <text:p text:style-name="P1"><text:span text:style-name="T1">gosta(gato,passaro).</text:span></text:p>
      <text:p text:style-name="P1"><text:span text:style-name="T1">gosta(gato,luiz).</text:span></text:p>
      <text:p text:style-name="P1"><text:span text:style-name="T1">pessoa(luiz).</text:span></text:p>
      <text:p text:style-name="P1"><text:span text:style-name="T1">amigo(X,Y):-gosta(X,Y).</text:span></text:p>
      <text:p text:style-name="P1"><text:span text:style-name="T1">come(X,Y):-eh_um(X,Z),gosta(Z,X),not pessoa(Y).</text:span></text:p>
      <text:p text:style-name="P1"><text:span text:style-name="T1"/></text:p>
      <text:p text:style-name="P2"><text:span text:style-name="T1">2)</text:span></text:p>
      <text:p text:style-name="P2"><text:span text:style-name="T2">adjetivo(maria,bonita).</text:span></text:p>
      <text:p text:style-name="P2"><text:span text:style-name="T2">adjetivo(marcos,rico).</text:span></text:p>
      <text:p text:style-name="P2"><text:span text:style-name="T2">adjetivo(marcos,bonito).</text:span></text:p>
      <text:p text:style-name="P2"><text:span text:style-name="T2">adjetivo(ana,rica).</text:span></text:p>
      <text:p text:style-name="P2"><text:span text:style-name="T2">adjetivo(ana,forte).</text:span></text:p>
      <text:p text:style-name="P2"><text:span text:style-name="T2">adjetivo(fabiano,forte).</text:span></text:p>
      <text:p text:style-name="P2"><text:span text:style-name="T2">adjetivo(fabiano,bonito).</text:span></text:p>
      <text:p text:style-name="P2"><text:span text:style-name="T2">adjetivo(silvio,amavel).</text:span></text:p>
      <text:p text:style-name="P2"><text:span text:style-name="T2">adjetivo(silvio,forte).</text:span></text:p>
      <text:p text:style-name="P2"><text:span text:style-name="T2">mulher(maria).</text:span></text:p>
      <text:p text:style-name="P2"><text:span text:style-name="T2">mulher(ana).</text:span></text:p>
      <text:p text:style-name="P2"><text:span text:style-name="T2">homem(marcos).</text:span></text:p>
      <text:p text:style-name="P2"><text:span text:style-name="T2">homem(fabiano).</text:span></text:p>
      <text:p text:style-name="P2"><text:span text:style-name="T2">homem(silvio).</text:span></text:p>
      <text:p text:style-name="P2"><text:span text:style-name="T2">gostamulher(X):-homem(X).</text:span></text:p>
      <text:p text:style-name="P2"><text:span text:style-name="T2">mulherbonita(Y):-mulher(Y),adjetivo(Y,bonita).</text:span></text:p>
      <text:p text:style-name="P2"><text:span text:style-name="T2">mariagosta(H):-</text:span></text:p>
      <text:p text:style-name="P2"><text:span text:style-name="T2">homem(H),adjetivo(H,rico),adjetivo(H,forte);homem(H),adjetivo(H,forte),adjetivo(H,bonito).</text:span></text:p>
      <text:p text:style-name="P2"><text:span text:style-name="T2">anagosta(H):-homem(H),gostamulher(H).</text:span></text:p>
      <text:p text:style-name="P2"><text:span text:style-name="T2">feliz(X):-homem(X),adjetivo(X,rico);homem(X),mariagosta(X);homem(X),anagosta(X).</text:span></text:p>
      <text:p text:style-name="P1"><text:span text:style-name="T1"/></text:p>
      <text:p text:style-name="P2"><text:span text:style-name="T2">3)</text:span></text:p>
      <text:p text:style-name="P3"><text:span text:style-name="T3">aluno(joao, calculo). </text:span></text:p>
      <text:p text:style-name="P3"><text:span text:style-name="T3">aluno(maria, calculo). </text:span></text:p>
      <text:p text:style-name="P3"><text:span text:style-name="T3">aluno(joel, programacao). </text:span></text:p>
      <text:p text:style-name="P3"><text:span text:style-name="T3">aluno(joel, estrutura). </text:span></text:p>
      <text:p text:style-name="P3"><text:span text:style-name="T3">frequenta(joao, puc). </text:span></text:p>
      <text:p text:style-name="P3"><text:span text:style-name="T3">frequenta(maria, puc).</text:span></text:p>
      <text:p text:style-name="P3"><text:span text:style-name="T3">frequenta(joel, senac). </text:span></text:p>
      <text:p text:style-name="P3"><text:span text:style-name="T3">professor(fernando, redes). </text:span></text:p>
      <text:p text:style-name="P3"><text:span text:style-name="T3">professor(fabricio, estrutura). </text:span></text:p>
      <text:p text:style-name="P3"><text:span text:style-name="T3">professor(olegario, programacao). </text:span></text:p>
      <text:p text:style-name="P3"><text:span text:style-name="T3">funcionario(fernando, puc). </text:span></text:p>
      <text:p text:style-name="P3"><text:span text:style-name="T3">funcionario(fabricio, senac). </text:span></text:p>
      <text:p text:style-name="P3"><text:span text:style-name="T3">funcionario(ana, puc). </text:span></text:p>
      <text:p text:style-name="P3"><text:span text:style-name="T3"/></text:p>
      <text:p text:style-name="P3"><text:soft-page-break/><text:span text:style-name="T3">aluno_professor(X,Z):-aluno(X,Y),professor(Z,Y). </text:span></text:p>
      <text:p text:style-name="P3"><text:span text:style-name="T3">pessoa(Y,X):- frequenta(Y,X);funcionario(Y,X). </text:span></text:p>
      <text:p text:style-name="P3"><text:span text:style-name="T3"/></text:p>
      <text:p text:style-name="P3"><text:span text:style-name="T3">4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15:00:12.62</meta:creation-date>
    <dc:date>2016-11-18T17:33:40.17</dc:date>
    <meta:editing-duration>PT2M55S</meta:editing-duration>
    <meta:editing-cycles>1</meta:editing-cycles>
    <meta:document-statistic meta:table-count="0" meta:image-count="0" meta:object-count="0" meta:page-count="2" meta:paragraph-count="51" meta:word-count="67" meta:character-count="1265" meta:non-whitespace-character-count="1233"/>
    <meta:generator>LibreOffice/4.0.2.2$Windows_x86 LibreOffice_project/4c82dcdd6efcd48b1d8bba66bfe1989deee49c3</meta:generator>
  </office:meta>
</office:document-meta>
</file>